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7ec00" officeooo:paragraph-rsid="0017ec00"/>
    </style:style>
    <style:style style:name="P2" style:family="paragraph" style:parent-style-name="Text_20_body">
      <style:text-properties fo:font-size="14pt" fo:font-weight="bold" officeooo:rsid="0017ec00" officeooo:paragraph-rsid="0017ec00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size="14pt" fo:font-weight="bold" officeooo:rsid="0017ec00" officeooo:paragraph-rsid="0019ed19" style:font-size-asian="14pt" style:font-weight-asian="bold" style:font-size-complex="14pt" style:font-weight-complex="bold"/>
    </style:style>
    <style:style style:name="P4" style:family="paragraph" style:parent-style-name="Text_20_body">
      <style:text-properties fo:font-size="14pt" fo:font-weight="bold" officeooo:rsid="0019a4f9" officeooo:paragraph-rsid="0019a4f9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4pt" fo:font-weight="bold" officeooo:rsid="003af449" officeooo:paragraph-rsid="003817d6" style:font-size-asian="14pt" style:font-weight-asian="bold" style:font-size-complex="14pt" style:font-weight-complex="bold"/>
    </style:style>
    <style:style style:name="P6" style:family="paragraph" style:parent-style-name="Text_20_body">
      <style:text-properties officeooo:paragraph-rsid="0017ec00"/>
    </style:style>
    <style:style style:name="P7" style:family="paragraph" style:parent-style-name="Text_20_body">
      <style:paragraph-properties fo:text-align="center" style:justify-single-word="false"/>
      <style:text-properties fo:font-size="16pt" fo:font-weight="bold" officeooo:rsid="0019ed19" officeooo:paragraph-rsid="0019ed19" style:font-size-asian="16pt" style:font-weight-asian="bold" style:font-size-complex="16pt" style:font-weight-complex="bold"/>
    </style:style>
    <style:style style:name="P8" style:family="paragraph" style:parent-style-name="Text_20_body">
      <style:text-properties fo:font-size="12pt" fo:font-weight="normal" officeooo:rsid="0017ec00" officeooo:paragraph-rsid="0017ec00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size="12pt" fo:font-weight="normal" officeooo:rsid="0017ec00" officeooo:paragraph-rsid="0017ec00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fo:font-size="12pt" fo:font-weight="normal" officeooo:rsid="0019a4f9" officeooo:paragraph-rsid="0017ec00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fo:font-size="12pt" fo:font-weight="normal" officeooo:rsid="0019a4f9" officeooo:paragraph-rsid="0019a4f9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19a4f9" officeooo:paragraph-rsid="001f2396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fo:font-size="12pt" fo:font-weight="normal" officeooo:rsid="001d9b6d" officeooo:paragraph-rsid="0019a4f9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fo:font-size="12pt" fo:font-weight="normal" officeooo:rsid="003817d6" officeooo:paragraph-rsid="003817d6" style:font-size-asian="10.5pt" style:font-weight-asian="normal" style:font-size-complex="12pt" style:font-weight-complex="normal"/>
    </style:style>
    <style:style style:name="P15" style:family="paragraph" style:parent-style-name="Text_20_body">
      <style:text-properties officeooo:paragraph-rsid="001f2396"/>
    </style:style>
    <style:style style:name="P16" style:family="paragraph" style:parent-style-name="Text_20_body">
      <style:text-properties officeooo:paragraph-rsid="003af449"/>
    </style:style>
    <style:style style:name="P17" style:family="paragraph" style:parent-style-name="Text_20_body">
      <style:text-properties officeooo:paragraph-rsid="003f0e4e"/>
    </style:style>
    <style:style style:name="P18" style:family="paragraph" style:parent-style-name="Text_20_body">
      <style:text-properties officeooo:paragraph-rsid="003af449"/>
    </style:style>
    <style:style style:name="P19" style:family="paragraph" style:parent-style-name="Text_20_body">
      <style:text-properties officeooo:rsid="005e9908" officeooo:paragraph-rsid="005e9908"/>
    </style:style>
    <style:style style:name="P20" style:family="paragraph" style:parent-style-name="Text_20_body">
      <style:text-properties fo:font-weight="bold" officeooo:rsid="005e9908" officeooo:paragraph-rsid="005e9908" style:font-weight-asian="bold" style:font-weight-complex="bold"/>
    </style:style>
    <style:style style:name="T1" style:family="text">
      <style:text-properties officeooo:rsid="0017ec00"/>
    </style:style>
    <style:style style:name="T2" style:family="text">
      <style:text-properties fo:font-size="12pt" officeooo:rsid="0019ed19" style:font-size-asian="10.5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9a4f9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f2396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1095b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9a4f9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9ed19" style:font-size-asian="10.5pt" style:font-weight-asian="bold" style:font-size-complex="12pt" style:font-weight-complex="bold"/>
    </style:style>
    <style:style style:name="T11" style:family="text">
      <style:text-properties fo:font-size="12pt" fo:font-weight="bold" officeooo:rsid="004794d7" style:font-size-asian="10.5pt" style:font-weight-asian="bold" style:font-size-complex="12pt" style:font-weight-complex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7ec00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19a4f9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1f2396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3af449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3817d6" style:font-size-asian="14pt" style:font-weight-asian="bold" style:font-size-complex="14pt" style:font-weight-complex="bold"/>
    </style:style>
    <style:style style:name="T18" style:family="text">
      <style:text-properties fo:font-weight="bold" officeooo:rsid="0019ed19" style:font-weight-asian="bold" style:font-weight-complex="bold"/>
    </style:style>
    <style:style style:name="T19" style:family="text">
      <style:text-properties officeooo:rsid="003af449"/>
    </style:style>
    <style:style style:name="T20" style:family="text">
      <style:text-properties officeooo:rsid="003d356b"/>
    </style:style>
    <style:style style:name="T21" style:family="text">
      <style:text-properties officeooo:rsid="0053b8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ath to learn javasccript</text:p>
      <text:p text:style-name="P7"/>
      <text:p text:style-name="P1"><text:span text:style-name="T12">Project 1: </text:span><text:span text:style-name="T7">Create a form</text:span><text:span text:style-name="T8"> </text:span><text:span text:style-name="T7">to submit information and show it to the GUI. <text:tab/><text:tab/><text:tab/></text:span><text:span text:style-name="T9">(1 day)</text:span></text:p>
      <text:p text:style-name="P8">- Create a form</text:p>
      <text:p text:style-name="P8">- Form will contain several input fields(Name, Email, Phone Number, Position)</text:p>
      <text:p text:style-name="P8">- Validate all the fields as required in the client side</text:p>
      <text:p text:style-name="P8">- Submit information to the backend</text:p>
      <text:p text:style-name="P8">- Store it into a database</text:p>
      <text:p text:style-name="P8">- Fetch the data from database</text:p>
      <text:p text:style-name="P8">- Show the data to the client side</text:p>
      <text:p text:style-name="P8"/>
      <text:p text:style-name="Text_20_body"><text:span text:style-name="T12">Project </text:span><text:span text:style-name="T13">2</text:span><text:span text:style-name="T12">: </text:span>Make a json which will contain <text:span text:style-name="T1">your basic information(e.g. Name, Email, Phone Number). Implement below features using vanilla javascript <text:s text:c="41"/><text:tab/></text:span><text:span text:style-name="T18">(1.5 days)</text:span></text:p>
      <text:p text:style-name="Text_20_body">- <text:span text:style-name="T1">Upload the json(Only json file will be accepted)</text:span></text:p>
      <text:p text:style-name="Text_20_body">- <text:span text:style-name="T1">Show the json information as a plain texton the GUI</text:span></text:p>
      <text:p text:style-name="Text_20_body">- <text:span text:style-name="T1">Edit operation to edit the information</text:span></text:p>
      <text:p text:style-name="Text_20_body">- <text:span text:style-name="T1">Download the editted information as json format</text:span></text:p>
      <text:p text:style-name="Text_20_body">- <text:span text:style-name="T1">Upload the downloaded json again to show the corrected texts</text:span></text:p>
      <text:p text:style-name="Text_20_body"/>
      <text:p text:style-name="Text_20_body"/>
      <text:p text:style-name="Text_20_body"/>
      <text:p text:style-name="P3">Project 3: <text:span text:style-name="T7">Follow up of Number 2 . </text:span><text:span text:style-name="T3">Completing project 2 means you are ready to do the follow up features.<text:tab/><text:tab/><text:tab/><text:tab/><text:tab/><text:tab/><text:tab/><text:tab/><text:tab/><text:tab/><text:tab/></text:span><text:span text:style-name="T2">(2 days)</text:span></text:p>
      <text:p text:style-name="P6">- <text:span text:style-name="T1">Upload the json(Only json file will be accepted)</text:span></text:p>
      <text:p text:style-name="P6">- <text:span text:style-name="T1">Show the json information as a plain texton the GUI</text:span></text:p>
      <text:p text:style-name="P9">- Edit operation to edit the information</text:p>
      <text:p text:style-name="P2"><text:span text:style-name="T3">- </text:span><text:span text:style-name="T4">Save the editted data into the same json as corrected text</text:span></text:p>
      <text:p text:style-name="P10">- Download the json</text:p>
      <text:p text:style-name="P10">- Upload the json and show corrected information along with corrected text on the GUI</text:p>
      <text:p text:style-name="P10"/>
      <text:p text:style-name="P4"/>
      <text:p text:style-name="P4"><text:soft-page-break/></text:p>
      <text:p text:style-name="P4"/>
      <text:p text:style-name="P4"/>
      <text:p text:style-name="P4">Project 4:<text:span text:style-name="T3"> <text:s/>Make a number guessing game. <text:tab/><text:tab/><text:tab/><text:tab/><text:tab/><text:tab/></text:span><text:span text:style-name="T2">(2 Days)</text:span></text:p>
      <text:p text:style-name="P11">- There will be two button(Start,Restart), a input box , a remaining counter</text:p>
      <text:p text:style-name="P11">- After clicking start button <text:s/>a random number will be saved between 1 to 20 in the client side. That will be hidden</text:p>
      <text:p text:style-name="P11">- user will input a number in the input box between 1 to <text:s/>20 that will match wheather the number is correct or not.</text:p>
      <text:p text:style-name="P11">- User will get 3 chances to guess. You have to show the remaining guessing number in the client side.</text:p>
      <text:p text:style-name="P11">- During 3 chances if user can guess the correct number a pop up will be shown to congratulate otherwise <text:s/>show a pop up message to restart the game.</text:p>
      <text:p text:style-name="P11">- When user will restart the game all the values will be cleared and a new random number will be selected.</text:p>
      <text:p text:style-name="P11">- User can play the game again</text:p>
      <text:p text:style-name="P11"/>
      <text:p text:style-name="P11"/>
      <text:p text:style-name="P15"><text:span text:style-name="T14">Project </text:span><text:span text:style-name="T15">5</text:span><text:span text:style-name="T14">: </text:span><text:span text:style-name="T4">Create a Booklist App using React </text:span><text:span text:style-name="T5">JS </text:span><text:span text:style-name="T4">to manage and display a list of books. </text:span><text:span text:style-name="T10">(1.5 Days)</text:span></text:p>
      <text:p text:style-name="P12">-The app allows users to add, view, edit, and delete books. </text:p>
      <text:p text:style-name="P12">-The book information is stored in local storage </text:p>
      <text:p text:style-name="P12">-Users can add books to the list by entering the title, author, and publisher information in the provided form. </text:p>
      <text:p text:style-name="P15"><text:span text:style-name="T4">-The app displays a table that shows the list of books with columns for title, author, publisher, </text:span><text:span text:style-name="T6">(</text:span><text:span text:style-name="T4">edit </text:span><text:span text:style-name="T6">&amp; save</text:span><text:span text:style-name="T4">, and delete</text:span><text:span text:style-name="T6">)</text:span><text:span text:style-name="T4"> buttons. </text:span></text:p>
      <text:p text:style-name="P12">-Users can edit the information of a book by clicking the edit button.</text:p>
      <text:p text:style-name="P15">-Clicking the save button will save the edited information.</text:p>
      <text:p text:style-name="P15">-Users can delete a book from the list by clicking the delete button.</text:p>
      <text:p text:style-name="P15"/>
      <text:p text:style-name="P15"/>
      <text:p text:style-name="P12"/>
      <text:p text:style-name="P12"/>
      <text:p text:style-name="P12">-</text:p>
      <text:p text:style-name="P17"><text:soft-page-break/><text:span text:style-name="T14">Project </text:span><text:span text:style-name="T17">6</text:span><text:span text:style-name="T14">: </text:span><text:span text:style-name="T4">Create a TODO list application using React JS . The app displays a list of tasks with check boxes, task names, and deadlines (if set). <text:s text:c="62"/></text:span><text:span text:style-name="T10">(</text:span><text:span text:style-name="T11">2 </text:span><text:span text:style-name="T10">Days)</text:span></text:p>
      <text:p text:style-name="P16"><text:span text:style-name="T16">-</text:span><text:span text:style-name="T4">Users can enter task details using an input field.</text:span></text:p>
      <text:p text:style-name="P16"><text:span text:style-name="T16">-</text:span>A date picker <text:span text:style-name="T21">will select </text:span>the task deadline.</text:p>
      <text:p text:style-name="P16">-Clicking the "<text:span text:style-name="T19">add</text:span>" button, <text:s/>task details will add the task to the list.</text:p>
      <text:p text:style-name="P16">-If the input field is empty, no action <text:span text:style-name="T21">will be </text:span>taken.</text:p>
      <text:p text:style-name="P16">-Each task <text:span text:style-name="T21">should have </text:span>a checkbox that users can check to mark the task as completed.</text:p>
      <text:p text:style-name="P16"><text:s/>Completed tasks should have a strike through style</text:p>
      <text:p text:style-name="P16">-Each task item <text:span text:style-name="T21">should have</text:span> a "Delete" <text:span text:style-name="T20">icon</text:span> that allows users to remove the task from the list.</text:p>
      <text:p text:style-name="P16">-Task information is stored in local storage for persistence.</text:p>
      <text:p text:style-name="P16">-A "Remove All" button is provided to clear the entire task list.</text:p>
      <text:p text:style-name="P16"/>
      <text:p text:style-name="P16"/>
      <text:p text:style-name="P20">Project 7:</text:p>
      <text:p text:style-name="P19">1. Build a web tool using React that will consist of the following features</text:p>
      <text:p text:style-name="P19">a) Read a JSON file which will have image names and the text inside the image</text:p>
      <text:p text:style-name="P19">b) Load all the images in a list view in a single image HTML file</text:p>
      <text:p text:style-name="P19">c) Each portion of the list will include</text:p>
      <text:p text:style-name="P19"><text:tab/>i) the image name</text:p>
      <text:p text:style-name="P19"><text:tab/>ii) the text given in the JSON file</text:p>
      <text:p text:style-name="P19"><text:tab/>iii) a text box to write the correct text from the image</text:p>
      <text:p text:style-name="P19"><text:tab/>iv)Previous correction history on the right of “Correction text box” (add</text:p>
      <text:p text:style-name="P19"><text:tab/>necessary field in the JSON if needed). This should in the right sequence as the corrections</text:p>
      <text:p text:style-name="P19"><text:tab/>were made in each time.</text:p>
      <text:p text:style-name="P19">d) After correction of all the image, create a export button which will save/download</text:p>
      <text:p text:style-name="P19">updated JSON file</text:p>
      <text:p text:style-name="P19">e) downloaded json can be imported again with corrected text</text:p>
      <text:p text:style-name="P5"/>
      <text:p text:style-name="P14"/>
      <text:p text:style-name="P11"/>
      <text:p text:style-name="P11"/>
      <text:p text:style-name="P11"/>
      <text:p text:style-name="P11"><text:soft-page-break/></text:p>
      <text:p text:style-name="P11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0T09:39:23.416135379</meta:creation-date>
    <dc:date>2023-11-28T11:06:32.220724954</dc:date>
    <meta:editing-duration>PT5H58M42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4" meta:paragraph-count="63" meta:word-count="755" meta:character-count="4188" meta:non-whitespace-character-count="3357"/>
  </office:meta>
</office:document-meta>
</file>